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7cm" fo:min-width="3.002cm"/>
    </style:style>
    <style:style style:name="gr2" style:family="graphic" style:parent-style-name="standard">
      <style:graphic-properties draw:textarea-horizontal-align="justify" draw:textarea-vertical-align="middle" draw:auto-grow-height="false" fo:min-height="0.39cm" fo:min-width="4.298cm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5.469cm"/>
    </style:style>
    <style:style style:name="gr4" style:family="graphic" style:parent-style-name="standard">
      <style:graphic-properties draw:textarea-horizontal-align="justify" draw:textarea-vertical-align="middle" draw:auto-grow-height="false" fo:min-height="0.83cm" fo:min-width="1.66cm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gr6" style:family="graphic" style:parent-style-name="standard">
      <style:graphic-properties draw:textarea-horizontal-align="justify" draw:textarea-vertical-align="middle" draw:auto-grow-height="false" fo:min-height="1.909cm" fo:min-width="7.755cm" draw:shadow="visible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5.088cm" draw:shadow="visible"/>
    </style:style>
    <style:style style:name="gr8" style:family="graphic" style:parent-style-name="standard">
      <style:graphic-properties draw:textarea-horizontal-align="justify" draw:textarea-vertical-align="middle" draw:auto-grow-height="false" fo:min-height="0.894cm" fo:min-width="1.278cm" draw:shadow="visible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4.961cm" draw:shadow="visible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3.056cm" draw:shadow="visible"/>
    </style:style>
    <style:style style:name="gr11" style:family="graphic" style:parent-style-name="standard">
      <style:graphic-properties draw:textarea-horizontal-align="justify" draw:textarea-vertical-align="middle" draw:auto-grow-height="false" fo:min-height="1.274cm" fo:min-width="4.453cm" draw:shadow="visible"/>
    </style:style>
    <style:style style:name="gr12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13" style:family="graphic" style:parent-style-name="standard">
      <style:graphic-properties draw:stroke="none" svg:stroke-color="#000000" draw:fill="none" draw:fill-color="#ffffff" fo:min-height="0.385cm" draw:shadow="visible"/>
    </style:style>
    <style:style style:name="gr14" style:family="graphic" style:parent-style-name="standard">
      <style:graphic-properties draw:stroke="none" svg:stroke-color="#000000" draw:fill="none" draw:fill-color="#ffffff" fo:min-height="0.893cm" draw:shadow="visib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0.5pt" style:font-size-asian="10.5pt" style:font-size-complex="10.5pt"/>
    </style:style>
    <style:style style:name="P7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2cm" svg:height="1.158cm" draw:transform="rotate (0.00715584993317675) translate (6.708cm 3.433cm)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62cm" svg:height="1.016cm" svg:x="5.318cm" svg:y="5.572cm">
          <text:p text:style-name="P2"><text:span text:style-name="T1">Preguntar el número </text:span></text:p>
          <text:p text:style-name="P2"><text:span text:style-name="T1">de tarjeta al usuario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5.969cm" svg:height="0.889cm" svg:x="5.826cm" svg:y="7.223cm">
          <text:p text:style-name="P2"><text:span text:style-name="T1">Invertir los números del arra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318cm" svg:height="2.159cm" svg:x="6.588cm" svg:y="8.493cm">
          <text:p text:style-name="P2"><text:span text:style-name="T1">Los números pares se </text:span></text:p>
          <text:p text:style-name="P2"><text:span text:style-name="T1">Multiplican por </text:span></text:p>
          <text:p text:style-name="P2"><text:span text:style-name="T1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3" draw:layer="layout" svg:width="7.366cm" svg:height="1.673cm" svg:x="5.826cm" svg:y="1.762cm">
          <draw:text-box>
            <text:p>Diagrama de flujo</text:p>
            <text:p>Tarjeta <text:s/>de crédito</text:p>
          </draw:text-box>
        </draw:frame>
        <draw:custom-shape draw:style-name="gr6" draw:text-style-name="P2" draw:layer="layout" svg:width="8.255cm" svg:height="2.159cm" svg:x="5.191cm" svg:y="10.779cm">
          <text:p text:style-name="P2"><text:span text:style-name="T1">Los números mayores que 10 se suma </text:span></text:p>
          <text:p text:style-name="P2"><text:span text:style-name="T1">Cada uno de sus digitos, aparte se suman todos </text:span></text:p>
          <text:p text:style-name="P2"><text:span text:style-name="T1">Los otros números.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88cm" svg:height="1.27cm" svg:x="6.334cm" svg:y="13.573cm">
          <text:p text:style-name="P1">La división por 10 debe dar </text:p>
          <text:p text:style-name="P1">como residuo 0</text:p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556cm" svg:height="2.286cm" svg:x="7.096cm" svg:y="15.732cm">
          <text:p text:style-name="P4"><text:span text:style-name="T1">En el caso de ser: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5.461cm" svg:height="0.889cm" svg:x="1.508cm" svg:y="18.907cm">
          <text:p text:style-name="P1">“número de tarjeta correcto”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556cm" svg:height="1.27cm" svg:x="7.35cm" svg:y="21.193cm">
          <text:p text:style-name="P1">“número de tarjeta </text:p>
          <text:p text:style-name="P1">no es válido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953cm" svg:height="1.524cm" svg:x="12.938cm" svg:y="18.018cm">
          <text:p text:style-name="P1">Ingrese opción válida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7.078cm" svg:y1="17.496cm" svg:x2="4.928cm" svg:y2="18.422cm" svg:d="M7078 17496l-2150 926" svg:viewBox="0 0 2151 927">
          <text:p/>
        </draw:connector>
        <draw:connector draw:style-name="gr12" draw:text-style-name="P5" draw:layer="layout" draw:type="line" svg:x1="8.798cm" svg:y1="18.587cm" svg:x2="8.897cm" svg:y2="20.869cm" svg:d="M8798 18587l99 2282" svg:viewBox="0 0 100 2283">
          <text:p/>
        </draw:connector>
        <draw:connector draw:style-name="gr12" draw:text-style-name="P5" draw:layer="layout" draw:type="line" svg:x1="11.113cm" svg:y1="17cm" svg:x2="13.329cm" svg:y2="17.595cm" svg:d="M11113 17000l2216 595" svg:viewBox="0 0 2217 596">
          <text:p/>
        </draw:connector>
        <draw:frame draw:style-name="gr13" draw:text-style-name="P7" draw:layer="layout" svg:width="1.651cm" svg:height="0.662cm" svg:x="3.159cm" svg:y="17.764cm">
          <draw:text-box>
            <text:p text:style-name="P6"><text:span text:style-name="T2">Sí es 0</text:span></text:p>
          </draw:text-box>
        </draw:frame>
        <draw:frame draw:style-name="gr14" draw:text-style-name="P7" draw:layer="layout" svg:width="2.159cm" svg:height="1.143cm" svg:x="9.382cm" svg:y="19.796cm">
          <draw:text-box>
            <text:p text:style-name="P6"><text:span text:style-name="T2">Sí no es igual a 0</text:span></text:p>
          </draw:text-box>
        </draw:frame>
        <draw:frame draw:style-name="gr14" draw:text-style-name="P7" draw:layer="layout" svg:width="2.921cm" svg:height="1.484cm" svg:x="13.446cm" svg:y="16.621cm">
          <draw:text-box>
            <text:p text:style-name="P6"><text:span text:style-name="T2">Sí no ingresa ningún número</text:span></text:p>
          </draw:text-box>
        </draw:frame>
        <draw:frame draw:style-name="gr15" draw:text-style-name="P3" draw:layer="layout" svg:width="0.502cm" svg:height="0.962cm" svg:x="20.177cm" svg:y="20.558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5T09:21:58.295584724</meta:creation-date>
    <dc:date>2017-10-05T09:53:40.320260196</dc:date>
    <meta:editing-duration>PT3M55S</meta:editing-duration>
    <meta:editing-cycles>1</meta:editing-cycles>
    <meta:document-statistic meta:object-count="18"/>
    <meta:generator>LibreOffice/5.2.2.2$Linux_X86_64 LibreOffice_project/20m0$Build-2</meta:generator>
  </office:meta>
</office:document-meta>
</file>